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AA000000F2DDB2618B.svm" manifest:media-type=""/>
  <manifest:file-entry manifest:full-path="Pictures/20000001000000ED00000129CBC32BD1.svm" manifest:media-type=""/>
  <manifest:file-entry manifest:full-path="Pictures/200000020000026A0000014302484643.eps" manifest:media-type=""/>
  <manifest:file-entry manifest:full-path="Pictures/200000010000019F000000D83268335C.svm" manifest:media-type=""/>
  <manifest:file-entry manifest:full-path="Pictures/200000010000010F000000D85E522DB8.svm" manifest:media-type=""/>
  <manifest:file-entry manifest:full-path="Pictures/200000010000011C000000D8485B7BDD.svm" manifest:media-type=""/>
  <manifest:file-entry manifest:full-path="Pictures/20000001000000FE000000FA28DF3A34.svm" manifest:media-type=""/>
  <manifest:file-entry manifest:full-path="Pictures/20000001000001AB000000FA9E561430.svm" manifest:media-type=""/>
  <manifest:file-entry manifest:full-path="Pictures/2000000100000196000000D8BAE64AA1.svm" manifest:media-type=""/>
  <manifest:file-entry manifest:full-path="Pictures/20000001000001CD0000012DBE74C9DE.svm" manifest:media-type=""/>
  <manifest:file-entry manifest:full-path="Pictures/200000010000026E0000012D2A70A9BF.svm" manifest:media-type=""/>
  <manifest:file-entry manifest:full-path="Pictures/2000000100000298000000D8D60223A7.svm" manifest:media-type=""/>
  <manifest:file-entry manifest:full-path="Pictures/20000001000002690000013145689BC3.svm" manifest:media-type=""/>
  <manifest:file-entry manifest:full-path="Pictures/2000000100000153000000F286D453A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C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2 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746cm" svg:height="4.571cm" svg:x="2.203cm" svg:y="0.586cm">
          <draw:image xlink:href="Pictures/200000020000026A0000014302484643.eps" xlink:type="simple" xlink:show="embed" xlink:actuate="onLoad">
            <text:p/>
          </draw:image>
          <draw:glue-point draw:id="4" svg:x="3.282cm" svg:y="1.89cm"/>
        </draw:frame>
        <draw:frame draw:style-name="gr2" draw:text-style-name="P2" draw:layer="layout" svg:width="0.937cm" svg:height="0.911cm" svg:x="11.791cm" svg:y="4.556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0.283cm" svg:y="4.556cm">
          <draw:text-box>
            <text:p><text:span text:style-name="T1">(</text:span><text:span text:style-name="T2">ب</text:span><text:span text:style-name="T1">)</text:span></text:p>
          </draw:text-box>
        </draw:frame>
        <draw:line draw:style-name="gr3" draw:text-style-name="P1" draw:layer="layout" svg:x1="8.763cm" svg:y1="3.308cm" svg:x2="8.763cm" svg:y2="3.651cm">
          <text:p/>
        </draw:line>
        <draw:line draw:style-name="gr3" draw:text-style-name="P1" draw:layer="layout" svg:x1="2.564cm" svg:y1="3.35cm" svg:x2="2.564cm" svg:y2="3.808cm">
          <text:p/>
        </draw:line>
        <draw:frame draw:style-name="gr4" draw:text-style-name="P1" draw:layer="layout" svg:width="0.739cm" svg:height="0.365cm" svg:x="9.089cm" svg:y="0.319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552cm" svg:height="0.36cm" svg:x="8.133cm" svg:y="1.195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552cm" svg:height="0.36cm" svg:x="10.133cm" svg:y="1.195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486cm" svg:height="0.258cm" svg:x="7.894cm" svg:y="1.806cm">
          <draw:image xlink:href="Pictures/2000000100000196000000D8BAE64AA1.svm" xlink:type="simple" xlink:show="embed" xlink:actuate="onLoad">
            <text:p/>
          </draw:image>
        </draw:frame>
        <draw:frame draw:style-name="gr7" draw:text-style-name="P1" draw:layer="layout" svg:width="0.497cm" svg:height="0.258cm" svg:x="10.464cm" svg:y="1.806cm">
          <draw:image xlink:href="Pictures/200000010000019F000000D83268335C.svm" xlink:type="simple" xlink:show="embed" xlink:actuate="onLoad">
            <text:p/>
          </draw:image>
        </draw:frame>
        <draw:frame draw:style-name="gr8" draw:text-style-name="P1" draw:layer="layout" svg:width="0.796cm" svg:height="0.258cm" svg:x="7.077cm" svg:y="2.626cm">
          <draw:image xlink:href="Pictures/2000000100000298000000D8D60223A7.svm" xlink:type="simple" xlink:show="embed" xlink:actuate="onLoad">
            <text:p/>
          </draw:image>
        </draw:frame>
        <draw:frame draw:style-name="gr8" draw:text-style-name="P1" draw:layer="layout" svg:width="0.796cm" svg:height="0.258cm" svg:x="11.023cm" svg:y="2.626cm">
          <draw:image xlink:href="Pictures/2000000100000298000000D8D60223A7.svm" xlink:type="simple" xlink:show="embed" xlink:actuate="onLoad">
            <text:p/>
          </draw:image>
        </draw:frame>
        <draw:frame draw:style-name="gr9" draw:text-style-name="P1" draw:layer="layout" svg:width="0.283cm" svg:height="0.355cm" svg:x="8.322cm" svg:y="3.294cm">
          <draw:image xlink:href="Pictures/20000001000000ED00000129CBC32BD1.svm" xlink:type="simple" xlink:show="embed" xlink:actuate="onLoad">
            <text:p/>
          </draw:image>
        </draw:frame>
        <draw:frame draw:style-name="gr9" draw:text-style-name="P1" draw:layer="layout" svg:width="0.283cm" svg:height="0.355cm" svg:x="10.236cm" svg:y="3.302cm">
          <draw:image xlink:href="Pictures/20000001000000ED00000129CBC32BD1.svm" xlink:type="simple" xlink:show="embed" xlink:actuate="onLoad">
            <text:p/>
          </draw:image>
        </draw:frame>
        <draw:line draw:style-name="gr3" draw:text-style-name="P1" draw:layer="layout" svg:x1="10.062cm" svg:y1="3.308cm" svg:x2="10.062cm" svg:y2="3.651cm">
          <text:p/>
        </draw:line>
        <draw:frame draw:style-name="gr10" draw:text-style-name="P1" draw:layer="layout" svg:width="0.34cm" svg:height="0.258cm" svg:x="9.242cm" svg:y="3.323cm">
          <draw:image xlink:href="Pictures/200000010000011C000000D8485B7BDD.svm" xlink:type="simple" xlink:show="embed" xlink:actuate="onLoad">
            <text:p/>
          </draw:image>
        </draw:frame>
        <draw:frame draw:style-name="gr11" draw:text-style-name="P1" draw:layer="layout" svg:width="0.304cm" svg:height="0.299cm" svg:x="8.397cm" svg:y="4.321cm">
          <draw:image xlink:href="Pictures/20000001000000FE000000FA28DF3A34.svm" xlink:type="simple" xlink:show="embed" xlink:actuate="onLoad">
            <text:p/>
          </draw:image>
        </draw:frame>
        <draw:frame draw:style-name="gr12" draw:text-style-name="P1" draw:layer="layout" svg:width="0.406cm" svg:height="0.289cm" svg:x="9.739cm" svg:y="4.209cm">
          <draw:image xlink:href="Pictures/2000000100000153000000F286D453A3.svm" xlink:type="simple" xlink:show="embed" xlink:actuate="onLoad">
            <text:p/>
          </draw:image>
        </draw:frame>
        <draw:frame draw:style-name="gr13" draw:text-style-name="P1" draw:layer="layout" svg:width="0.745cm" svg:height="0.36cm" svg:x="9.095cm" svg:y="5.296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739cm" svg:height="0.365cm" svg:x="2.778cm" svg:y="0.319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739cm" svg:height="0.365cm" svg:x="3.782cm" svg:y="0.319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552cm" svg:height="0.36cm" svg:x="2.42cm" svg:y="1.21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552cm" svg:height="0.36cm" svg:x="4.405cm" svg:y="1.21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486cm" svg:height="0.258cm" svg:x="2.189cm" svg:y="1.798cm">
          <draw:image xlink:href="Pictures/2000000100000196000000D8BAE64AA1.svm" xlink:type="simple" xlink:show="embed" xlink:actuate="onLoad">
            <text:p/>
          </draw:image>
        </draw:frame>
        <draw:frame draw:style-name="gr7" draw:text-style-name="P1" draw:layer="layout" svg:width="0.497cm" svg:height="0.258cm" svg:x="4.736cm" svg:y="1.798cm">
          <draw:image xlink:href="Pictures/200000010000019F000000D83268335C.svm" xlink:type="simple" xlink:show="embed" xlink:actuate="onLoad">
            <text:p/>
          </draw:image>
        </draw:frame>
        <draw:frame draw:style-name="gr8" draw:text-style-name="P1" draw:layer="layout" svg:width="0.796cm" svg:height="0.258cm" svg:x="1.318cm" svg:y="2.638cm">
          <draw:image xlink:href="Pictures/2000000100000298000000D8D60223A7.svm" xlink:type="simple" xlink:show="embed" xlink:actuate="onLoad">
            <text:p/>
          </draw:image>
        </draw:frame>
        <draw:frame draw:style-name="gr8" draw:text-style-name="P1" draw:layer="layout" svg:width="0.796cm" svg:height="0.258cm" svg:x="5.31cm" svg:y="2.638cm">
          <draw:image xlink:href="Pictures/2000000100000298000000D8D60223A7.svm" xlink:type="simple" xlink:show="embed" xlink:actuate="onLoad">
            <text:p/>
          </draw:image>
        </draw:frame>
        <draw:frame draw:style-name="gr14" draw:text-style-name="P1" draw:layer="layout" svg:width="0.324cm" svg:height="0.258cm" svg:x="2.776cm" svg:y="3.261cm">
          <draw:image xlink:href="Pictures/200000010000010F000000D85E522DB8.svm" xlink:type="simple" xlink:show="embed" xlink:actuate="onLoad">
            <text:p/>
          </draw:image>
        </draw:frame>
        <draw:frame draw:style-name="gr14" draw:text-style-name="P1" draw:layer="layout" svg:width="0.324cm" svg:height="0.258cm" svg:x="4.348cm" svg:y="3.261cm">
          <draw:image xlink:href="Pictures/200000010000010F000000D85E522DB8.svm" xlink:type="simple" xlink:show="embed" xlink:actuate="onLoad">
            <text:p/>
          </draw:image>
        </draw:frame>
        <draw:frame draw:style-name="gr9" draw:text-style-name="P1" draw:layer="layout" svg:width="0.283cm" svg:height="0.355cm" svg:x="2.142cm" svg:y="3.352cm">
          <draw:image xlink:href="Pictures/20000001000000ED00000129CBC32BD1.svm" xlink:type="simple" xlink:show="embed" xlink:actuate="onLoad">
            <text:p/>
          </draw:image>
        </draw:frame>
        <draw:frame draw:style-name="gr15" draw:text-style-name="P1" draw:layer="layout" svg:width="0.203cm" svg:height="0.289cm" svg:x="2.152cm" svg:y="4.21cm">
          <draw:image xlink:href="Pictures/20000001000000AA000000F2DDB2618B.svm" xlink:type="simple" xlink:show="embed" xlink:actuate="onLoad">
            <text:p/>
          </draw:image>
        </draw:frame>
        <draw:frame draw:style-name="gr15" draw:text-style-name="P1" draw:layer="layout" svg:width="0.203cm" svg:height="0.289cm" svg:x="5.039cm" svg:y="4.21cm">
          <draw:image xlink:href="Pictures/20000001000000AA000000F2DDB2618B.svm" xlink:type="simple" xlink:show="embed" xlink:actuate="onLoad">
            <text:p/>
          </draw:image>
        </draw:frame>
        <draw:frame draw:style-name="gr13" draw:text-style-name="P1" draw:layer="layout" svg:width="0.745cm" svg:height="0.36cm" svg:x="2.261cm" svg:y="5.296cm">
          <draw:image xlink:href="Pictures/200000010000026E0000012D2A70A9BF.svm" xlink:type="simple" xlink:show="embed" xlink:actuate="onLoad">
            <text:p/>
          </draw:image>
        </draw:frame>
        <draw:frame draw:style-name="gr13" draw:text-style-name="P1" draw:layer="layout" svg:width="0.745cm" svg:height="0.36cm" svg:x="4.339cm" svg:y="5.296cm">
          <draw:image xlink:href="Pictures/200000010000026E0000012D2A70A9BF.svm" xlink:type="simple" xlink:show="embed" xlink:actuate="onLoad">
            <text:p/>
          </draw:image>
        </draw:frame>
        <draw:frame draw:style-name="gr10" draw:text-style-name="P1" draw:layer="layout" svg:width="0.34cm" svg:height="0.258cm" svg:x="4.722cm" svg:y="3.611cm">
          <draw:image xlink:href="Pictures/200000010000011C000000D8485B7BDD.svm" xlink:type="simple" xlink:show="embed" xlink:actuate="onLoad">
            <text:p/>
          </draw:image>
        </draw:frame>
        <draw:frame draw:style-name="gr16" draw:text-style-name="P1" draw:layer="layout" svg:width="0.426cm" svg:height="0.249cm" svg:x="3.297cm" svg:y="3.956cm">
          <draw:image xlink:href="Pictures/20000001000001AB000000FA9E561430.svm" xlink:type="simple" xlink:show="embed" xlink:actuate="onLoad">
            <text:p/>
          </draw:image>
        </draw:frame>
        <draw:frame draw:style-name="gr16" draw:text-style-name="P1" draw:layer="layout" svg:width="0.426cm" svg:height="0.249cm" svg:x="3.608cm" svg:y="4.633cm">
          <draw:image xlink:href="Pictures/20000001000001AB000000FA9E56143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15T14:04:20</dc:date>
    <dc:creator>kkk </dc:creator>
    <meta:editing-duration>PT13M10S</meta:editing-duration>
    <meta:editing-cycles>4</meta:editing-cycles>
    <meta:generator>LibreOffice/3.3$Linux LibreOffice_project/330m19$Build-401</meta:generator>
    <meta:document-statistic meta:object-count="37"/>
  </office:meta>
</office:document-meta>
</file>